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00F0000000F8251CDF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Mono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ackground-color="#e6e6ff" fo:padding="0.0398in" fo:border="0.99pt solid #999999" style:shadow="none">
        <style:background-image/>
      </style:paragraph-properties>
      <style:text-properties style:font-name="FreeMono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ackground-color="#e6e6ff" fo:padding="0.0398in" fo:border="0.99pt solid #999999" style:shadow="none">
        <style:tab-stops>
          <style:tab-stop style:position="0.0209in"/>
        </style:tab-stops>
        <style:background-image/>
      </style:paragraph-properties>
      <style:text-properties style:font-name="FreeMono"/>
    </style:style>
    <style:style style:name="P8" style:family="paragraph" style:parent-style-name="Contents_20_1">
      <style:paragraph-properties>
        <style:tab-stops>
          <style:tab-stop style:position="6.5217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10pt" style:font-size-asian="10pt" style:font-size-complex="10pt" text:display="none"/>
    </style:style>
    <style:style style:name="P10" style:family="paragraph" style:parent-style-name="Contents_20_1">
      <style:paragraph-properties>
        <style:tab-stops>
          <style:tab-stop style:position="6.5217in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/>
    </style:style>
    <style:style style:name="P15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small-caps" fo:font-size="18pt" fo:font-weight="bold" style:font-size-asian="18pt" style:font-weight-asian="bold" style:font-size-complex="18pt"/>
    </style:style>
    <style:style style:name="T6" style:family="text">
      <style:text-properties style:font-name="FreeSans"/>
    </style:style>
    <style:style style:name="T7" style:family="text">
      <style:text-properties style:font-name="FreeSans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Authorization and virtual organisations</text:span></text:p>
      <text:p text:style-name="P14"><text:span text:style-name="T8">with Apache, SSL and GACL<text:line-break/></text:span></text:p>
      <text:p text:style-name="P14">Frederik Orellana</text:p>
      <text:p text:style-name="P14">Niels Bohr Institute</text:p>
      <text:p text:style-name="P14">University of Copenhagen</text:p>
      <text:p text:style-name="P2"><text:span text:style-name="T6">November 2009<text:line-break/></text:span></text:p>
      <text:h text:style-name="Heading_20_1" text:outline-level="1">Introduction</text:h>
      <text:p text:style-name="P1">In a previous paper [<text:reference-ref text:reference-format="text" text:ref-name="SECURITY">SECURITY</text:reference-ref>], the inherent problems of traditional grid security were discussed and a simpler model was proposed. In the present paper we describe a first step towards realising this model, namely an implementation of GACL authorisation [<text:reference-ref text:reference-format="text" text:ref-name="GACL">GACL</text:reference-ref>] that works with newer versions of Apache and OpenSSL. Concretely, we have written a new Apache module called mod_gacl, which can be used together with the standard Apache modules mod_dav and mod_ssl to implement a file server that enforces GACL access control and is virtual organisation aware.</text:p>
      <text:h text:style-name="Heading_20_1" text:outline-level="1">Supported GACL elements</text:h>
      <text:p text:style-name="P2">mod_gacl implements only a subset of the full GACL specification [<text:reference-ref text:reference-format="text" text:ref-name="GACL_SPEC">GACL_SPEC</text:reference-ref>]:</text:p>
      <text:list xml:id="list1056853197" text:style-name="L1">
        <text:list-item>
          <text:p text:style-name="P13">VOMS directives are not supported,</text:p>
        </text:list-item>
        <text:list-item>
          <text:p text:style-name="P13">only directory permissions are supported, i.e. only “.gacl” files are parsed - any files of the form “.gacl-my_file” are ignored,</text:p>
        </text:list-item>
        <text:list-item>
          <text:p text:style-name="P13">only the following actions are supported: <text:s/>read, list, write, admin – these are mapped on the HTTP/WebDav <text:s/>methods GET, PROPFIND, PUT/MKCOL.</text:p>
        </text:list-item>
      </text:list>
      <text:p text:style-name="P2">For reference we now summarise the supported subset of GACL:</text:p>
      <text:p text:style-name="P2">The general form of a “.gacl” file is:<text:line-break/><text:span text:style-name="T2"> <text:s text:c="3"/></text:span></text:p>
      <text:p text:style-name="P6">&lt;gacl&gt;</text:p>
      <text:p text:style-name="P7"><text:s text:c="4"/>&lt;entry&gt;</text:p>
      <text:p text:style-name="P6"><text:s text:c="8"/>[WHO block]</text:p>
      <text:p text:style-name="P6"><text:s text:c="8"/>[WHAT block]</text:p>
      <text:p text:style-name="P6"><text:s text:c="4"/>&lt;/entry&gt;</text:p>
      <text:p text:style-name="P6"><text:s text:c="4"/>...</text:p>
      <text:p text:style-name="P6">&lt;/gacl&gt;</text:p>
      <text:p text:style-name="P1"/>
      <text:p text:style-name="P1">The WHO block must be in one of the following three forms:</text:p>
      <text:p text:style-name="P1"/>
      <text:p text:style-name="P6">&lt;any-user&gt;</text:p>
      <text:p text:style-name="P6">&lt;/any-user&gt;</text:p>
      <text:p text:style-name="P1"/>
      <text:p text:style-name="P6"><text:soft-page-break/>&lt;person&gt;</text:p>
      <text:p text:style-name="P6"><text:s text:c="4"/>&lt;dn&gt;/O=Grid/O=My Organisation/CN=Some User&lt;/dn&gt;</text:p>
      <text:p text:style-name="P6">&lt;/person&gt;</text:p>
      <text:p text:style-name="P1"/>
      <text:p text:style-name="P6">&lt;dn-list&gt;</text:p>
      <text:p text:style-name="P6"><text:s text:c="4"/>&lt;url&gt;https://my.server.com/my_vo.txt&lt;/url&gt;</text:p>
      <text:p text:style-name="P6">&lt;/dn-list&gt;</text:p>
      <text:p text:style-name="P2">The WHAT block must have the following form:<text:line-break/></text:p>
      <text:p text:style-name="P6">&lt;allow&gt;[ALLOW/DENY block]&lt;/allow&gt; </text:p>
      <text:p text:style-name="P6">&lt;deny&gt;[ALLOW/DENY block]&lt;/deny&gt;</text:p>
      <text:p text:style-name="P1"/>
      <text:p text:style-name="P2">where the ALLOW/DENY block must consist of one or several of the elements:<text:line-break/></text:p>
      <text:p text:style-name="P6">&lt;read/&gt;&lt;list/&gt;&lt;write/&gt;&lt;/admin&gt;</text:p>
      <text:p text:style-name="P1"/>
      <text:h text:style-name="P11" text:outline-level="1">Virtual organisation caching</text:h>
      <text:p text:style-name="P2">When a HTTP request is made in a directory with a “.gacl” file containg <text:span text:style-name="T2">dn-list</text:span> elements, mod_gacl reads the text files from the URLs and caches the content by creating a file “.gacl_vo”. This file is a GACL file containing a WHO block with lists of <text:span text:style-name="T2">person</text:span> entries, each list accompanied by the same WHAT block as that accompanying the <text:s/><text:span text:style-name="T2">dn-list</text:span> used to generate the list of persons.</text:p>
      <text:p text:style-name="P2">If, for example a “.gacl” file reads</text:p>
      <text:p text:style-name="P4"><text:s text:c="4"/></text:p>
      <text:p text:style-name="P6">&lt;gacl&gt;</text:p>
      <text:p text:style-name="P7"><text:s text:c="4"/>&lt;entry&gt;</text:p>
      <text:p text:style-name="P6"><text:span text:style-name="T2"><text:s text:c="8"/></text:span><text:span text:style-name="T2">&lt;dn-list&gt;</text:span></text:p>
      <text:p text:style-name="P6"><text:s text:c="12"/>&lt;url&gt;https://my.server.com/my_vo.txt&lt;/url&gt;</text:p>
      <text:p text:style-name="P6"><text:s text:c="8"/>&lt;/dn-list&gt;</text:p>
      <text:p text:style-name="P6"><text:span text:style-name="T2"><text:s text:c="8"/></text:span><text:span text:style-name="T2">&lt;allow&gt;&lt;read/&gt;&lt;/allow&gt;</text:span></text:p>
      <text:p text:style-name="P6"><text:s text:c="4"/>&lt;/entry&gt;</text:p>
      <text:p text:style-name="P6">&lt;/gacl&gt;</text:p>
      <text:p text:style-name="P1"/>
      <text:p text:style-name="P1">and <text:s/><text:a xlink:type="simple" xlink:href="https://my.server.com/my_vo.txt">https://my.server.com/my_vo.txt</text:a> reads</text:p>
      <text:p text:style-name="P6">/O=Grid/O=My Organisation/CN=Some User 1</text:p>
      <text:p text:style-name="P6">/O=Grid/O=My Organisation/CN=Some User 2</text:p>
      <text:p text:style-name="P2"/>
      <text:p text:style-name="P2">Then, the “.gacl_vo” file generated by mod_gacl will read</text:p>
      <text:p text:style-name="P4"><text:soft-page-break/><text:s text:c="4"/></text:p>
      <text:p text:style-name="P6">&lt;gacl&gt;</text:p>
      <text:p text:style-name="P7"><text:s text:c="4"/>&lt;entry&gt;</text:p>
      <text:p text:style-name="P6"><text:span text:style-name="T2"><text:s text:c="8"/></text:span><text:span text:style-name="T2">&lt;person&gt;</text:span></text:p>
      <text:p text:style-name="P6"><text:s text:c="12"/>&lt;dn&gt;/O=Grid/O=My Organisation/CN=Some User 1&lt;/dn&gt;</text:p>
      <text:p text:style-name="P6"><text:s text:c="8"/>&lt;/person&gt;</text:p>
      <text:p text:style-name="P6"><text:span text:style-name="T2"><text:s text:c="8"/></text:span><text:span text:style-name="T2">&lt;allow&gt;&lt;read/&gt;&lt;/allow&gt;</text:span></text:p>
      <text:p text:style-name="P6"><text:s text:c="4"/>&lt;/entry&gt;</text:p>
      <text:p text:style-name="P7"><text:s text:c="4"/>&lt;entry&gt;</text:p>
      <text:p text:style-name="P6"><text:span text:style-name="T2"><text:s text:c="8"/></text:span><text:span text:style-name="T2">&lt;person&gt;</text:span></text:p>
      <text:p text:style-name="P6"><text:s text:c="12"/>&lt;dn&gt;/O=Grid/O=My Organisation/CN=Some User 2&lt;/dn&gt;</text:p>
      <text:p text:style-name="P6"><text:s text:c="8"/>&lt;/person&gt;</text:p>
      <text:p text:style-name="P6"><text:span text:style-name="T2"><text:s text:c="8"/></text:span><text:span text:style-name="T2">&lt;allow&gt;&lt;read/&gt;&lt;/allow&gt;</text:span></text:p>
      <text:p text:style-name="P6"><text:s text:c="4"/>&lt;/entry&gt;</text:p>
      <text:p text:style-name="P6">&lt;/gacl&gt;</text:p>
      <text:p text:style-name="P2"/>
      <text:p text:style-name="P2">If a“.gacl_vo” file is newer than a configurable time-out, it is read, parsed and honoured just like the “.gacl” file. If it is older than the time-out, it is attempted regenerated from the URL(s).</text:p>
      <text:h text:style-name="Heading_20_1" text:outline-level="1">Apache configuration directives</text:h>
      <text:p text:style-name="P2">mod_gacl is configured like any other Apache modules through directives given in an Apache configuration file. mod_gacl implements support for the following directives:<text:line-break/></text:p>
      <text:p text:style-name="P2"><text:s/><text:span text:style-name="T4">DefaultPermission</text:span> <text:s/>[permission string]</text:p>
      <text:p text:style-name="P1"><text:s text:c="4"/>Specifies default permission for directories with no “.gacl” file.</text:p>
      <text:p text:style-name="P1"><text:s text:c="4"/>Must be one of none, read, exec, list, write, admin.</text:p>
      <text:p text:style-name="P1"><text:s text:c="4"/>Notice: it also seems to affect directory listings: if set to none</text:p>
      <text:p text:style-name="P1"><text:s text:c="4"/>listings are not allowed - even by DNs allowed in the “.gacl” file.</text:p>
      <text:p text:style-name="P1"/>
      <text:p text:style-name="P1"><text:s/><text:span text:style-name="T4">GACLRoot</text:span> <text:s/>[path]</text:p>
      <text:p text:style-name="P1"><text:s text:c="4"/>Specifies alternative path to use when checking for “.gacl” files.</text:p>
      <text:p text:style-name="P1"><text:s text:c="4"/>If given, e.g. the request https://my.server/some/dir/file.txt</text:p>
      <text:p text:style-name="P1"><text:s text:c="4"/>will cause mod_gacl to consult GACLRoot/some/dir/.gacl for permissions.</text:p>
      <text:p text:style-name="P1"><text:s text:c="4"/>If not given, ServerRoot/some/dir/.gacl will be consulted.</text:p>
      <text:p text:style-name="P1"/>
      <text:p text:style-name="P1"><text:s/><text:span text:style-name="T4">VOTimeoutSeconds</text:span> <text:s/>[seconds]</text:p>
      <text:p text:style-name="P1"><text:s text:c="5"/>Number of seconds to cache dn-lists.</text:p>
      <text:p text:style-name="P1"/>
      <text:p text:style-name="P1"><text:s/><text:span text:style-name="T4">AuthScriptFile</text:span> <text:s/>[path to the program]</text:p>
      <text:p text:style-name="P1"><text:s text:c="5"/>Specifies the program that caches the dn-lists (virtual organizations)</text:p>
      <text:p text:style-name="P1"><text:soft-page-break/><text:s text:c="5"/>given in the .gacl files. This path should be an absolute path or relative to the ServerRoot.</text:p>
      <text:p text:style-name="P1">The directives given below are implemented by standard Apache modules, but are understood by mod_gacl and are <text:span text:style-name="T1">mandatory</text:span>. AuthType must be set to "Basic". AuthName can be provided to prompt a browser dialog.</text:p>
      <text:p text:style-name="P1"><text:s/><text:span text:style-name="T4">AuthType</text:span><text:tab/> <text:s/>Basic</text:p>
      <text:p text:style-name="P1"><text:s/><text:span text:style-name="T4">AuthName</text:span><text:tab/> <text:s/>"authentication realm"</text:p>
      <text:p text:style-name="P1"><text:s/><text:span text:style-name="T4">Require</text:span><text:tab/> <text:s/>valid-user</text:p>
      <text:h text:style-name="Heading_20_1" text:outline-level="1">Implementation</text:h>
      <text:p text:style-name="P1">mod_gacl is an <text:span text:style-name="T3"><text:s/>Apache-2 only module, </text:span>implemented in plain c, making heavy use of the examples in the <text:span text:style-name="T3">The Apache Modules Book [</text:span><text:span text:style-name="T3"><text:reference-ref text:reference-format="text" text:ref-name="GACL">GACL</text:reference-ref></text:span><text:span text:style-name="T3">] and moreover directly using the GACL library [</text:span><text:span text:style-name="T3"><text:reference-ref text:reference-format="text" text:ref-name="GACL">GACL</text:reference-ref></text:span><text:span text:style-name="T3">] for parsing “.gacl” files.</text:span></text:p>
      <text:h text:style-name="Heading_20_1" text:outline-level="1">Bibliography</text:h>
      <text:p text:style-name="P1"><text:reference-mark-start text:name="SECURITY"/>SECURITY<text:reference-mark-end text:name="SECURITY"/>, Frederik Orellana, Christian Ulrik Søttrup, Anders Wäänänen, Daniel Kalici and Michael Grønager, “The case for a simpler security model in grid computing”, <text:span text:style-name="T1">in preparation</text:span></text:p>
      <text:p text:style-name="P2"><text:reference-mark-start text:name="GACL"/><text:span text:style-name="T3">GACL</text:span><text:reference-mark-end text:name="GACL"/><text:span text:style-name="T3">, Andrew McNab, “Grid-based access control for Unix environments, Filesystems and Web Sites”, Talk from the 2003 Computing in High Energy and Nuclear Physics (CHEP03), La Jolla, Ca, USA, March 2003, 3 pages, </text:span><text:a xlink:type="simple" xlink:href="http://arxiv.org/abs/cs.DC/0306030"><text:span text:style-name="T3">http://arxiv.org/abs/cs.DC/0306030</text:span></text:a></text:p>
      <text:p text:style-name="P2"><text:reference-mark-start text:name="GACL_SPEC"/><text:span text:style-name="T3">GACL_SPEC</text:span><text:reference-mark-end text:name="GACL_SPEC"/><text:span text:style-name="T3">, Andrew McNab, GACL specification, <text:s/></text:span><text:a xlink:type="simple" xlink:href="http://www.gridpp.ac.uk/authz/gacl/notes-0.1.5.html"><text:span text:style-name="T3">http://www.gridpp.ac.uk/authz/gacl/notes-0.1.5.html</text:span></text:a><text:span text:style-name="T3">. See also </text:span><text:a xlink:type="simple" xlink:href="http://www.nordugrid.org/documents/gacl_mini_howto.html"><text:span text:style-name="T3">http://www.nordugrid.org/documents/gacl_mini_howto.html</text:span></text:a></text:p>
      <text:p text:style-name="P3"><text:reference-mark-start text:name="MODULES"/>MODULES<text:reference-mark-end text:name="MODULES"/>, Nick Kew, “The Apache Modules Book: Application Development with Apache”, Prentice Hall PTR, 2007, ISBN 0132409674, 9780132409674,</text:p>
      <text:p text:style-name="P3"><text:a xlink:type="simple" xlink:href="http://books.google.com/books?id=HTo_AmTpQPMC&amp;printsec=frontcover">http://books.google.com/books?id=HTo_AmTpQPMC&amp;printsec=frontcover</text:a></text:p>
      <text:p text:style-name="P5"/>
      <text:p text:style-name="P2"/>
      <text:p text:style-name="P9"><text:bookmark-start text:name="_PictureBullets"/><draw:frame draw:style-name="fr1" draw:name="graphics1" text:anchor-type="as-char" svg:width="0.1563in" svg:height="0.1563in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835in" fo:margin-bottom="0in" fo:text-align="justify" style:justify-single-word="false" fo:orphans="2" fo:widows="2" fo:text-indent="0.1972in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fo:text-align="justify" style:justify-single-word="false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-1.25in" fo:margin-right="0in" fo:margin-top="0.1665in" fo:margin-bottom="0.0417in" fo:text-align="justify" style:justify-single-word="false" fo:text-indent="0in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4799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38in" style:type="center"/>
          <style:tab-stop style:position="6.928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38in" style:type="center"/>
          <style:tab-stop style:position="6.928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2in" fo:text-indent="0in" style:auto-text-indent="false" text:number-lines="true" text:line-number="0">
        <style:tab-stops>
          <style:tab-stop style:position="0.5417in"/>
          <style:tab-stop style:position="6.561in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.1972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.1972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.1972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1972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1972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1972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1972in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0835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0835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.1972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.1972in" style:auto-text-indent="false"/>
    </style:style>
    <style:style style:name="Text_20_1" style:display-name="Text 1" style:family="paragraph" style:parent-style-name="Standard">
      <style:paragraph-properties fo:margin-left="0.3346in" fo:margin-right="0in" fo:margin-top="0.0835in" fo:margin-bottom="0.1665in" fo:text-align="justify" style:justify-single-word="false" fo:text-indent="0.1972in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0.5in" fo:margin-right="0in" fo:margin-top="0.0835in" fo:margin-bottom="0.1665in" fo:text-align="justify" style:justify-single-word="false" fo:keep-together="always" fo:text-indent="0.1972in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default-outline-level="" style:list-style-name="WW8Num13">
      <style:paragraph-properties fo:margin-left="-0.9154in" fo:margin-right="0in" fo:margin-top="0in" fo:margin-bottom="0.1665in" fo:text-indent="0in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0.5in" fo:margin-right="0in" fo:text-indent="-0.5in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0.3937in" fo:margin-right="0in" fo:margin-top="0.1665in" fo:margin-bottom="0.0417in" fo:text-indent="-0.3937in" style:auto-text-indent="false" fo:keep-with-next="always">
        <style:tab-stops>
          <style:tab-stop style:position="0in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25in" fo:margin-bottom="0.0835in"/>
      <style:text-properties fo:font-size="16pt" style:font-size-asian="16pt"/>
    </style:style>
    <style:style style:name="radiooptionswbox" style:family="paragraph" style:parent-style-name="radiooptions">
      <style:paragraph-properties fo:margin-left="0in" fo:margin-right="0in" fo:margin-top="0.0417in" fo:margin-bottom="0in" fo:text-indent="0in" style:auto-text-indent="false"/>
    </style:style>
    <style:style style:name="radiobuttonswbox" style:family="paragraph" style:parent-style-name="radiobuttons">
      <style:paragraph-properties fo:margin-top="0.0417in" fo:margin-bottom="0in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in" fo:margin-right="0in" fo:margin-top="0.0835in" fo:margin-bottom="0.1665in" fo:text-align="justify" style:justify-single-word="false" fo:text-indent="0in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in" fo:margin-right="0.3902in" fo:hyphenation-ladder-count="no-limit" fo:text-indent="0.1972in" style:auto-text-indent="false" fo:padding-left="0.0555in" fo:padding-right="0in" fo:padding-top="0.0138in" fo:padding-bottom="0.0138in" fo:border="0.51pt solid #000000">
        <style:tab-stops>
          <style:tab-stop style:position="6in"/>
        </style:tab-stops>
      </style:paragraph-properties>
      <style:text-properties fo:font-variant="small-caps" fo:letter-spacing="-0.0016in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25in" fo:margin-bottom="0.0835in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1.3783in" fo:margin-right="0in" fo:margin-top="0.3335in" fo:margin-bottom="0in" fo:text-indent="-1.3783in" style:auto-text-indent="false">
        <style:tab-stops>
          <style:tab-stop style:position="0.3937in"/>
          <style:tab-stop style:position="0.5902in"/>
          <style:tab-stop style:position="2.5591in"/>
          <style:tab-stop style:position="3.0516in"/>
          <style:tab-stop style:position="3.3465in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138in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CellTitle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16in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space-before="1.25in" text:min-label-width="0.4in"/>
      </text:outline-level-style>
      <text:outline-level-style text:level="3" style:num-format="1" text:display-levels="3">
        <style:list-level-properties text:space-before="0.5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8Num10z1" text:bullet-char="o">
        <style:list-level-properties text:space-before="1.25in" text:min-label-width="0.25in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0z1" text:bullet-char="o">
        <style:list-level-properties text:space-before="2.75in" text:min-label-width="0.25in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0z1" text:bullet-char="o">
        <style:list-level-properties text:space-before="4.25in" text:min-label-width="0.25in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8Num11z1" text:bullet-char="o">
        <style:list-level-properties text:space-before="0.9472in" text:min-label-width="0.25in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8Num11z0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4472in" text:min-label-width="0.25in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8Num11z0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9472in" text:min-label-width="0.25in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4.447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space-before="1.2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space-before="1.25in" text:min-label-width="0.4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8Num15z1" text:bullet-char="o">
        <style:list-level-properties text:space-before="0.9472in" text:min-label-width="0.25in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8Num15z0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8Num15z1" text:bullet-char="o">
        <style:list-level-properties text:space-before="2.4472in" text:min-label-width="0.25in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8Num15z0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8Num15z1" text:bullet-char="o">
        <style:list-level-properties text:space-before="3.9472in" text:min-label-width="0.25in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4.447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min-label-width="0.196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18z1" text:bullet-char="o">
        <style:list-level-properties text:space-before="1in" text:min-label-width="0.25in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8z0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8z1" text:bullet-char="o">
        <style:list-level-properties text:space-before="2.5in" text:min-label-width="0.25in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8z0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8z1" text:bullet-char="o">
        <style:list-level-properties text:space-before="4in" text:min-label-width="0.25in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in" fo:margin-bottom="0.5in" fo:margin-left="0.6693in" fo:margin-right="0.669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fo:background-color="transparent" style:writing-mode="lr-tb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../../../../../Pictures/draft.png" xlink:type="simple" xlink:actuate="onLoad" style:position="center center" style:repeat="no-repeat"/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5in" fo:margin-bottom="0.5in" fo:margin-left="0.7602in" fo:margin-right="0.7909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5in" fo:margin-bottom="0.5in" fo:margin-left="0.7709in" fo:margin-right="0.7909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background-image xlink:href="../../../../../Pictures/draft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Convert_20_1" style:display-name="Convert 1" style:page-layout-name="Mpm8"/>
    <style:master-page style:name="Convert_20_2" style:display-name="Convert 2" style:page-layout-name="Mpm9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Zoe Ketselidou</meta:initial-creator>
    <meta:creation-date>2006-08-18T01:33:00</meta:creation-date>
    <dc:date>2011-12-09T00:40:17</dc:date>
    <meta:print-date>2006-08-17T20:05:00</meta:print-date>
    <dc:language>en-US</dc:language>
    <meta:editing-cycles>1366</meta:editing-cycles>
    <meta:editing-duration>P7DT21H7M31S</meta:editing-duration>
    <dc:creator>Frederik Orellana</dc:creator>
    <meta:document-statistic meta:table-count="0" meta:image-count="1" meta:object-count="0" meta:page-count="4" meta:paragraph-count="97" meta:word-count="720" meta:character-count="5408" meta:non-whitespace-character-count="4535"/>
    <meta:user-defined meta:name="Info 1"/>
    <meta:user-defined meta:name="Info 2"/>
    <meta:user-defined meta:name="Info 3"/>
    <meta:user-defined meta:name="Info 4"/>
    <meta:user-defined meta:name="_AdHocReviewCycleID" meta:value-type="string">941176465</meta:user-defined>
    <meta:user-defined meta:name="_AuthorEmail" meta:value-type="string">Michalis.KETSELIDIS@cec.eu.int</meta:user-defined>
    <meta:user-defined meta:name="_AuthorEmailDisplayName" meta:value-type="string">KETSELIDIS Michalis (RELEX)</meta:user-defined>
    <meta:user-defined meta:name="_EmailSubject" meta:value-type="string">Reporting - Coord guidance notes draft v1</meta:user-defined>
    <meta:user-defined meta:name="_PreviousAdHocReviewCycleID" meta:value-type="string">-1752461228</meta:user-defined>
    <meta:user-defined meta:name="_ReviewingToolsShownOnce" meta:value-type="string"/>
  </office:meta>
</office:document-meta>
</file>